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71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5.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8.38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6.16mm"/>
    </style:style>
    <style:style style:name="co14" style:family="table-column">
      <style:table-column-properties fo:break-before="auto" style:column-width="20.6mm"/>
    </style:style>
    <style:style style:name="co15" style:family="table-column">
      <style:table-column-properties fo:break-before="auto" style:column-width="16.62mm"/>
    </style:style>
    <style:style style:name="co16" style:family="table-column">
      <style:table-column-properties fo:break-before="auto" style:column-width="18.15mm"/>
    </style:style>
    <style:style style:name="co17" style:family="table-column">
      <style:table-column-properties fo:break-before="auto" style:column-width="13.95mm"/>
    </style:style>
    <style:style style:name="co18" style:family="table-column">
      <style:table-column-properties fo:break-before="auto" style:column-width="13.28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69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10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10遷徙" table:style-name="ta1" table:print-ranges="10遷徙.A1:10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0" table:default-cell-style-name="ce19"/>
        <table:table-column table:style-name="co14" table:default-cell-style-name="ce19"/>
        <table:table-column table:style-name="co6" table:default-cell-style-name="ce19"/>
        <table:table-column table:style-name="co15" table:default-cell-style-name="ce19"/>
        <table:table-column table:style-name="co6" table:default-cell-style-name="ce19"/>
        <table:table-column table:style-name="co7" table:default-cell-style-name="ce19"/>
        <table:table-column table:style-name="co13" table:default-cell-style-name="ce19"/>
        <table:table-column table:style-name="co5" table:default-cell-style-name="ce19"/>
        <table:table-column table:style-name="co16" table:default-cell-style-name="ce19"/>
        <table:table-column table:style-name="co10" table:default-cell-style-name="ce19"/>
        <table:table-column table:style-name="co17" table:default-cell-style-name="ce19"/>
        <table:table-column table:style-name="co16" table:number-columns-repeated="2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0 年 2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9614" calcext:value-type="float">
            <text:p><text:s text:c="3"/>79,614</text:p>
          </table:table-cell>
          <table:table-cell table:style-name="ce35" office:value-type="float" office:value="2979" calcext:value-type="float">
            <text:p><text:s text:c="3"/>2,979</text:p>
          </table:table-cell>
          <table:table-cell table:style-name="ce35" office:value-type="float" office:value="7635" calcext:value-type="float">
            <text:p><text:s text:c="3"/>7,635</text:p>
          </table:table-cell>
          <table:table-cell table:style-name="ce35" office:value-type="float" office:value="5038" calcext:value-type="float">
            <text:p><text:s text:c="3"/>5,038</text:p>
          </table:table-cell>
          <table:table-cell table:style-name="ce35" office:value-type="float" office:value="2856" calcext:value-type="float">
            <text:p><text:s text:c="3"/>2,856</text:p>
          </table:table-cell>
          <table:table-cell table:style-name="ce35" office:value-type="float" office:value="1795" calcext:value-type="float">
            <text:p><text:s text:c="3"/>1,795</text:p>
          </table:table-cell>
          <table:table-cell table:style-name="ce35" office:value-type="float" office:value="2882" calcext:value-type="float">
            <text:p><text:s text:c="3"/>2,882</text:p>
          </table:table-cell>
          <table:table-cell table:style-name="ce35" office:value-type="float" office:value="9742" calcext:value-type="float">
            <text:p><text:s text:c="3"/>9,742</text:p>
          </table:table-cell>
          <table:table-cell table:style-name="ce35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6083" calcext:value-type="float">
            <text:p><text:s text:c="3"/>6,083</text:p>
          </table:table-cell>
          <table:table-cell table:style-name="ce35" office:value-type="float" office:value="38668" calcext:value-type="float">
            <text:p><text:s text:c="3"/>38,668</text:p>
          </table:table-cell>
          <table:table-cell table:style-name="ce35" office:value-type="float" office:value="1623" calcext:value-type="float">
            <text:p><text:s text:c="3"/>1,62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9272" calcext:value-type="float">
            <text:p><text:s text:c="3"/>79,272</text:p>
          </table:table-cell>
          <table:table-cell table:style-name="ce35" office:value-type="float" office:value="4216" calcext:value-type="float">
            <text:p><text:s text:c="3"/>4,216</text:p>
          </table:table-cell>
          <table:table-cell table:style-name="ce35" office:value-type="float" office:value="7532" calcext:value-type="float">
            <text:p><text:s text:c="3"/>7,532</text:p>
          </table:table-cell>
          <table:table-cell table:style-name="ce35" office:value-type="float" office:value="7083" calcext:value-type="float">
            <text:p><text:s text:c="3"/>7,083</text:p>
          </table:table-cell>
          <table:table-cell table:style-name="ce35" office:value-type="float" office:value="3155" calcext:value-type="float">
            <text:p><text:s text:c="3"/>3,155</text:p>
          </table:table-cell>
          <table:table-cell table:style-name="ce35" office:value-type="float" office:value="1865" calcext:value-type="float">
            <text:p><text:s text:c="3"/>1,865</text:p>
          </table:table-cell>
          <table:table-cell table:style-name="ce35" office:value-type="float" office:value="2542" calcext:value-type="float">
            <text:p><text:s text:c="3"/>2,542</text:p>
          </table:table-cell>
          <table:table-cell table:style-name="ce35" office:value-type="float" office:value="7560" calcext:value-type="float">
            <text:p><text:s text:c="3"/>7,560</text:p>
          </table:table-cell>
          <table:table-cell table:style-name="ce35" office:value-type="float" office:value="510" calcext:value-type="float">
            <text:p><text:s text:c="3"/>510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6084" calcext:value-type="float">
            <text:p><text:s text:c="3"/>6,084</text:p>
          </table:table-cell>
          <table:table-cell table:style-name="ce35" office:value-type="float" office:value="38668" calcext:value-type="float">
            <text:p><text:s text:c="3"/>38,668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56" office:value-type="float" office:value="342" calcext:value-type="float">
            <text:p>342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6403" calcext:value-type="float">
            <text:p><text:s text:c="3"/>36,403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666" calcext:value-type="float">
            <text:p><text:s text:c="3"/>3,666</text:p>
          </table:table-cell>
          <table:table-cell table:style-name="ce35" office:value-type="float" office:value="2399" calcext:value-type="float">
            <text:p><text:s text:c="3"/>2,399</text:p>
          </table:table-cell>
          <table:table-cell table:style-name="ce35" office:value-type="float" office:value="1305" calcext:value-type="float">
            <text:p><text:s text:c="3"/>1,305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1364" calcext:value-type="float">
            <text:p><text:s text:c="3"/>1,364</text:p>
          </table:table-cell>
          <table:table-cell table:style-name="ce35" office:value-type="float" office:value="4527" calcext:value-type="float">
            <text:p><text:s text:c="3"/>4,527</text:p>
          </table:table-cell>
          <table:table-cell table:style-name="ce35" office:value-type="float" office:value="178" calcext:value-type="float">
            <text:p><text:s text:c="3"/>178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805" calcext:value-type="float">
            <text:p><text:s text:c="3"/>2,805</text:p>
          </table:table-cell>
          <table:table-cell table:style-name="ce35" office:value-type="float" office:value="17586" calcext:value-type="float">
            <text:p><text:s text:c="3"/>17,586</text:p>
          </table:table-cell>
          <table:table-cell table:style-name="ce35" office:value-type="float" office:value="381" calcext:value-type="float">
            <text:p><text:s text:c="3"/>38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562" calcext:value-type="float">
            <text:p><text:s text:c="3"/>36,562</text:p>
          </table:table-cell>
          <table:table-cell table:style-name="ce35" office:value-type="float" office:value="1908" calcext:value-type="float">
            <text:p><text:s text:c="3"/>1,908</text:p>
          </table:table-cell>
          <table:table-cell table:style-name="ce35" office:value-type="float" office:value="3508" calcext:value-type="float">
            <text:p><text:s text:c="3"/>3,508</text:p>
          </table:table-cell>
          <table:table-cell table:style-name="ce35" office:value-type="float" office:value="3462" calcext:value-type="float">
            <text:p><text:s text:c="3"/>3,462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852" calcext:value-type="float">
            <text:p><text:s text:c="3"/>852</text:p>
          </table:table-cell>
          <table:table-cell table:style-name="ce35" office:value-type="float" office:value="1154" calcext:value-type="float">
            <text:p><text:s text:c="3"/>1,154</text:p>
          </table:table-cell>
          <table:table-cell table:style-name="ce35" office:value-type="float" office:value="3616" calcext:value-type="float">
            <text:p><text:s text:c="3"/>3,616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806" calcext:value-type="float">
            <text:p><text:s text:c="3"/>2,806</text:p>
          </table:table-cell>
          <table:table-cell table:style-name="ce35" office:value-type="float" office:value="17586" calcext:value-type="float">
            <text:p><text:s text:c="3"/>17,586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7" office:value-type="float" office:value="-159" calcext:value-type="float">
            <text:p><text:s text:c="7"/>－159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43211" calcext:value-type="float">
            <text:p><text:s text:c="3"/>43,211</text:p>
          </table:table-cell>
          <table:table-cell table:style-name="ce36" office:value-type="float" office:value="1588" calcext:value-type="float">
            <text:p><text:s text:c="3"/>1,588</text:p>
          </table:table-cell>
          <table:table-cell table:style-name="ce36" office:value-type="float" office:value="3969" calcext:value-type="float">
            <text:p><text:s text:c="3"/>3,969</text:p>
          </table:table-cell>
          <table:table-cell table:style-name="ce36" office:value-type="float" office:value="2639" calcext:value-type="float">
            <text:p><text:s text:c="3"/>2,639</text:p>
          </table:table-cell>
          <table:table-cell table:style-name="ce36" office:value-type="float" office:value="1551" calcext:value-type="float">
            <text:p><text:s text:c="3"/>1,551</text:p>
          </table:table-cell>
          <table:table-cell table:style-name="ce36" office:value-type="float" office:value="996" calcext:value-type="float">
            <text:p><text:s text:c="3"/>996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5215" calcext:value-type="float">
            <text:p><text:s text:c="3"/>5,215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278" calcext:value-type="float">
            <text:p><text:s text:c="3"/>3,278</text:p>
          </table:table-cell>
          <table:table-cell table:style-name="ce36" office:value-type="float" office:value="21082" calcext:value-type="float">
            <text:p><text:s text:c="3"/>21,082</text:p>
          </table:table-cell>
          <table:table-cell table:style-name="ce36" office:value-type="float" office:value="1242" calcext:value-type="float">
            <text:p><text:s text:c="3"/>1,24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2710" calcext:value-type="float">
            <text:p><text:s text:c="3"/>42,710</text:p>
          </table:table-cell>
          <table:table-cell table:style-name="ce36" office:value-type="float" office:value="2308" calcext:value-type="float">
            <text:p><text:s text:c="3"/>2,308</text:p>
          </table:table-cell>
          <table:table-cell table:style-name="ce36" office:value-type="float" office:value="4024" calcext:value-type="float">
            <text:p><text:s text:c="3"/>4,024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763" calcext:value-type="float">
            <text:p><text:s text:c="3"/>1,763</text:p>
          </table:table-cell>
          <table:table-cell table:style-name="ce36" office:value-type="float" office:value="1013" calcext:value-type="float">
            <text:p><text:s text:c="3"/>1,013</text:p>
          </table:table-cell>
          <table:table-cell table:style-name="ce36" office:value-type="float" office:value="1388" calcext:value-type="float">
            <text:p><text:s text:c="3"/>1,388</text:p>
          </table:table-cell>
          <table:table-cell table:style-name="ce36" office:value-type="float" office:value="3944" calcext:value-type="float">
            <text:p><text:s text:c="3"/>3,944</text:p>
          </table:table-cell>
          <table:table-cell table:style-name="ce36" office:value-type="float" office:value="261" calcext:value-type="float">
            <text:p><text:s text:c="3"/>26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78" calcext:value-type="float">
            <text:p><text:s text:c="3"/>3,278</text:p>
          </table:table-cell>
          <table:table-cell table:style-name="ce36" office:value-type="float" office:value="21082" calcext:value-type="float">
            <text:p><text:s text:c="3"/>21,0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58" office:value-type="float" office:value="501" calcext:value-type="float">
            <text:p>501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3976" calcext:value-type="float">
            <text:p>13,976</text:p>
          </table:table-cell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306" calcext:value-type="float">
            <text:p>3,306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3191" calcext:value-type="float">
            <text:p>3,191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451" calcext:value-type="float">
            <text:p>5,451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874" calcext:value-type="float">
            <text:p>13,874</text:p>
          </table:table-cell>
          <table:table-cell table:style-name="ce37" office:value-type="float" office:value="785" calcext:value-type="float">
            <text:p>7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964" calcext:value-type="float">
            <text:p>3,964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750" calcext:value-type="float">
            <text:p>2,750</text:p>
          </table:table-cell>
          <table:table-cell table:style-name="ce37" office:value-type="float" office:value="155" calcext:value-type="float">
            <text:p>15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451" calcext:value-type="float">
            <text:p>5,4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9" office:value-type="float" office:value="102" calcext:value-type="float">
            <text:p>102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6329" calcext:value-type="float">
            <text:p>6,329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65" calcext:value-type="float">
            <text:p>1,565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488" calcext:value-type="float">
            <text:p>1,488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56" calcext:value-type="float">
            <text:p>2,456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96" calcext:value-type="float">
            <text:p>6,496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91" calcext:value-type="float">
            <text:p>1,891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56" calcext:value-type="float">
            <text:p>2,45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-167" calcext:value-type="float">
            <text:p><text:s text:c="7"/>－167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7647" calcext:value-type="float">
            <text:p>7,647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41" calcext:value-type="float">
            <text:p>1,741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703" calcext:value-type="float">
            <text:p>1,703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95" calcext:value-type="float">
            <text:p>2,995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378" calcext:value-type="float">
            <text:p>7,378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73" calcext:value-type="float">
            <text:p>2,073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393" calcext:value-type="float">
            <text:p>1,393</text:p>
          </table:table-cell>
          <table:table-cell table:style-name="ce39" office:value-type="float" office:value="86" calcext:value-type="float">
            <text:p>8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95" calcext:value-type="float">
            <text:p>2,99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269" calcext:value-type="float">
            <text:p>269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2277" calcext:value-type="float">
            <text:p>12,277</text:p>
          </table:table-cell>
          <table:table-cell table:style-name="ce37" office:value-type="float" office:value="971" calcext:value-type="float">
            <text:p>971</text:p>
          </table:table-cell>
          <table:table-cell table:style-name="ce37" office:value-type="float" office:value="3965" calcext:value-type="float">
            <text:p>3,9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2062" calcext:value-type="float">
            <text:p>2,062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917" calcext:value-type="float">
            <text:p>3,917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534" calcext:value-type="float">
            <text:p>10,534</text:p>
          </table:table-cell>
          <table:table-cell table:style-name="ce37" office:value-type="float" office:value="1568" calcext:value-type="float">
            <text:p>1,568</text:p>
          </table:table-cell>
          <table:table-cell table:style-name="ce37" office:value-type="float" office:value="3306" calcext:value-type="float">
            <text:p>3,30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186" calcext:value-type="float">
            <text:p>1,186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917" calcext:value-type="float">
            <text:p>3,91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59" office:value-type="float" office:value="1743" calcext:value-type="float">
            <text:p>1,743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872" calcext:value-type="float">
            <text:p>5,872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1892" calcext:value-type="float">
            <text:p>1,8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058" calcext:value-type="float">
            <text:p>1,058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839" calcext:value-type="float">
            <text:p>1,839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917" calcext:value-type="float">
            <text:p>4,917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1565" calcext:value-type="float">
            <text:p>1,5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839" calcext:value-type="float">
            <text:p>1,83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955" calcext:value-type="float">
            <text:p>95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6405" calcext:value-type="float">
            <text:p>6,405</text:p>
          </table:table-cell>
          <table:table-cell table:style-name="ce39" office:value-type="float" office:value="509" calcext:value-type="float">
            <text:p>509</text:p>
          </table:table-cell>
          <table:table-cell table:style-name="ce39" office:value-type="float" office:value="2073" calcext:value-type="float">
            <text:p>2,0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004" calcext:value-type="float">
            <text:p>1,004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78" calcext:value-type="float">
            <text:p>2,078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617" calcext:value-type="float">
            <text:p>5,617</text:p>
          </table:table-cell>
          <table:table-cell table:style-name="ce39" office:value-type="float" office:value="892" calcext:value-type="float">
            <text:p>892</text:p>
          </table:table-cell>
          <table:table-cell table:style-name="ce39" office:value-type="float" office:value="1741" calcext:value-type="float">
            <text:p>1,7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78" calcext:value-type="float">
            <text:p>2,07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788" calcext:value-type="float">
            <text:p>788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9555" calcext:value-type="float">
            <text:p>9,555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148" calcext:value-type="float">
            <text:p>2,148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988" calcext:value-type="float">
            <text:p>5,988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185" calcext:value-type="float">
            <text:p>9,185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723" calcext:value-type="float">
            <text:p>1,723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988" calcext:value-type="float">
            <text:p>5,98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62" office:value-type="float" office:value="370" calcext:value-type="float">
            <text:p>370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4228" calcext:value-type="float">
            <text:p>4,22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71" calcext:value-type="float">
            <text:p>2,671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32" calcext:value-type="float">
            <text:p>4,132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780" calcext:value-type="float">
            <text:p>780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71" calcext:value-type="float">
            <text:p>2,6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96" calcext:value-type="float">
            <text:p>9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5327" calcext:value-type="float">
            <text:p>5,327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214" calcext:value-type="float">
            <text:p>1,21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17" calcext:value-type="float">
            <text:p>3,317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053" calcext:value-type="float">
            <text:p>5,053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943" calcext:value-type="float">
            <text:p>943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17" calcext:value-type="float">
            <text:p>3,31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274" calcext:value-type="float">
            <text:p>27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6280" calcext:value-type="float">
            <text:p>6,280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191" calcext:value-type="float">
            <text:p>4,19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164" calcext:value-type="float">
            <text:p>6,164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191" calcext:value-type="float">
            <text:p>4,19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62" office:value-type="float" office:value="116" calcext:value-type="float">
            <text:p>116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2807" calcext:value-type="float">
            <text:p>2,807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880" calcext:value-type="float">
            <text:p>1,8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65" calcext:value-type="float">
            <text:p>2,76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880" calcext:value-type="float">
            <text:p>1,88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42" calcext:value-type="float">
            <text:p>4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3473" calcext:value-type="float">
            <text:p>3,47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11" calcext:value-type="float">
            <text:p>2,311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99" calcext:value-type="float">
            <text:p>3,399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11" calcext:value-type="float">
            <text:p>2,3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74" calcext:value-type="float">
            <text:p>7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10166" calcext:value-type="float">
            <text:p>10,166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24" calcext:value-type="float">
            <text:p>1,424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173" calcext:value-type="float">
            <text:p>7,173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497" calcext:value-type="float">
            <text:p>10,497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08" calcext:value-type="float">
            <text:p>1,208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173" calcext:value-type="float">
            <text:p>7,17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-</text:p>
          </table:table-cell>
          <table:table-cell table:style-name="ce62" office:value-type="float" office:value="-331" calcext:value-type="float">
            <text:p><text:s text:c="7"/>－331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4640" calcext:value-type="float">
            <text:p>4,640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6" calcext:value-type="float">
            <text:p>646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09" calcext:value-type="float">
            <text:p>3,309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67" calcext:value-type="float">
            <text:p>4,867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0" calcext:value-type="float">
            <text:p>590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09" calcext:value-type="float">
            <text:p>3,30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-227" calcext:value-type="float">
            <text:p><text:s text:c="7"/>－227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5526" calcext:value-type="float">
            <text:p>5,526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64" calcext:value-type="float">
            <text:p>3,864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30" calcext:value-type="float">
            <text:p>5,630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64" calcext:value-type="float">
            <text:p>3,86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104" calcext:value-type="float">
            <text:p><text:s text:c="7"/>－104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26711" calcext:value-type="float">
            <text:p>26,711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2751" calcext:value-type="float">
            <text:p>2,751</text:p>
          </table:table-cell>
          <table:table-cell table:style-name="ce37" office:value-type="float" office:value="1187" calcext:value-type="float">
            <text:p>1,187</text:p>
          </table:table-cell>
          <table:table-cell table:style-name="ce37" office:value-type="float" office:value="1723" calcext:value-type="float">
            <text:p>1,723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1209" calcext:value-type="float">
            <text:p>1,20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083" calcext:value-type="float">
            <text:p>6,083</text:p>
          </table:table-cell>
          <table:table-cell table:style-name="ce37" office:value-type="float" office:value="11817" calcext:value-type="float">
            <text:p>11,817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8573" calcext:value-type="float">
            <text:p>28,573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3190" calcext:value-type="float">
            <text:p>3,190</text:p>
          </table:table-cell>
          <table:table-cell table:style-name="ce37" office:value-type="float" office:value="2062" calcext:value-type="float">
            <text:p>2,062</text:p>
          </table:table-cell>
          <table:table-cell table:style-name="ce37" office:value-type="float" office:value="2148" calcext:value-type="float">
            <text:p>2,148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1423" calcext:value-type="float">
            <text:p>1,42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084" calcext:value-type="float">
            <text:p>6,084</text:p>
          </table:table-cell>
          <table:table-cell table:style-name="ce37" office:value-type="float" office:value="11817" calcext:value-type="float">
            <text:p>11,81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62" office:value-type="float" office:value="-1862" calcext:value-type="float">
            <text:p><text:s text:c="7"/>－1,862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2207" calcext:value-type="float">
            <text:p>12,207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780" calcext:value-type="float">
            <text:p>780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591" calcext:value-type="float">
            <text:p>5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805" calcext:value-type="float">
            <text:p>2,805</text:p>
          </table:table-cell>
          <table:table-cell table:style-name="ce38" office:value-type="float" office:value="5362" calcext:value-type="float">
            <text:p>5,362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133" calcext:value-type="float">
            <text:p>13,133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1058" calcext:value-type="float">
            <text:p>1,058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645" calcext:value-type="float">
            <text:p>6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06" calcext:value-type="float">
            <text:p>2,806</text:p>
          </table:table-cell>
          <table:table-cell table:style-name="ce38" office:value-type="float" office:value="5362" calcext:value-type="float">
            <text:p>5,36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" calcext:value-type="float">
            <text:p>11</text:p>
          </table:table-cell>
          <table:table-cell table:style-name="ce63" office:value-type="float" office:value="-926" calcext:value-type="float">
            <text:p><text:s text:c="7"/>－92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4504" calcext:value-type="float">
            <text:p>14,504</text:p>
          </table:table-cell>
          <table:table-cell table:style-name="ce39" office:value-type="float" office:value="346" calcext:value-type="float">
            <text:p>346</text:p>
          </table:table-cell>
          <table:table-cell table:style-name="ce39" office:value-type="float" office:value="1393" calcext:value-type="float">
            <text:p>1,393</text:p>
          </table:table-cell>
          <table:table-cell table:style-name="ce39" office:value-type="float" office:value="619" calcext:value-type="float">
            <text:p>619</text:p>
          </table:table-cell>
          <table:table-cell table:style-name="ce39" office:value-type="float" office:value="943" calcext:value-type="float">
            <text:p>943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278" calcext:value-type="float">
            <text:p>3,278</text:p>
          </table:table-cell>
          <table:table-cell table:style-name="ce39" office:value-type="float" office:value="6455" calcext:value-type="float">
            <text:p>6,455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5440" calcext:value-type="float">
            <text:p>15,440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office:value-type="float" office:value="1703" calcext:value-type="float">
            <text:p>1,703</text:p>
          </table:table-cell>
          <table:table-cell table:style-name="ce39" office:value-type="float" office:value="1004" calcext:value-type="float">
            <text:p>1,004</text:p>
          </table:table-cell>
          <table:table-cell table:style-name="ce39" office:value-type="float" office:value="1214" calcext:value-type="float">
            <text:p>1,214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78" calcext:value-type="float">
            <text:p>3,278</text:p>
          </table:table-cell>
          <table:table-cell table:style-name="ce39" office:value-type="float" office:value="6455" calcext:value-type="float">
            <text:p>6,45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-936" calcext:value-type="float">
            <text:p><text:s text:c="7"/>－936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2" calcext:value-type="float">
            <text:p>1,512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91" calcext:value-type="float">
            <text:p><text:s text:c="7"/>－9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91" calcext:value-type="float">
            <text:p>69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7" calcext:value-type="float">
            <text:p><text:s text:c="7"/>－27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4" calcext:value-type="float">
            <text:p><text:s text:c="7"/>－6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798" calcext:value-type="float">
            <text:p>6,798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3188" calcext:value-type="float">
            <text:p>3,188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92" calcext:value-type="float">
            <text:p>6,892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3188" calcext:value-type="float">
            <text:p>3,1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94" calcext:value-type="float">
            <text:p><text:s text:c="7"/>－94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76" calcext:value-type="float">
            <text:p>3,17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02" calcext:value-type="float">
            <text:p><text:s text:c="7"/>－102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724" calcext:value-type="float">
            <text:p>3,724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757" calcext:value-type="float">
            <text:p>1,757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6" calcext:value-type="float">
            <text:p>3,716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1757" calcext:value-type="float">
            <text:p>1,7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8" calcext:value-type="float">
            <text:p>8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10" calcext:value-type="float">
            <text:p>1,71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5" calcext:value-type="float">
            <text:p>735</text:p>
          </table:table-cell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64" calcext:value-type="float">
            <text:p>1,464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246" calcext:value-type="float">
            <text:p>246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84" calcext:value-type="float">
            <text:p>78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98" calcext:value-type="float">
            <text:p>98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48" calcext:value-type="float">
            <text:p>148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57" calcext:value-type="float">
            <text:p>1,35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23" calcext:value-type="float">
            <text:p><text:s text:c="7"/>－23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211" calcext:value-type="float">
            <text:p>21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" calcext:value-type="float">
            <text:p><text:s text:c="7"/>－1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2" calcext:value-type="float">
            <text:p><text:s text:c="7"/>－2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921" calcext:value-type="float">
            <text:p>2,921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361" calcext:value-type="float">
            <text:p><text:s text:c="7"/>－36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758" calcext:value-type="float">
            <text:p>7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99" calcext:value-type="float">
            <text:p><text:s text:c="7"/>－19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646" calcext:value-type="float">
            <text:p>1,64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946" calcext:value-type="float">
            <text:p>9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8" calcext:value-type="float">
            <text:p>1,80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946" calcext:value-type="float">
            <text:p>94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62" calcext:value-type="float">
            <text:p><text:s text:c="7"/>－16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92" calcext:value-type="float">
            <text:p><text:s text:c="7"/>－92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97" calcext:value-type="float">
            <text:p>59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5" calcext:value-type="float">
            <text:p><text:s text:c="7"/>－3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57" calcext:value-type="float">
            <text:p><text:s text:c="7"/>－57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19" calcext:value-type="float">
            <text:p>1,7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98" calcext:value-type="float">
            <text:p>1,89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626" calcext:value-type="float">
            <text:p>6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79" calcext:value-type="float">
            <text:p><text:s text:c="7"/>－17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256" calcext:value-type="float">
            <text:p>25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80" calcext:value-type="float">
            <text:p><text:s text:c="7"/>－8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5" calcext:value-type="float">
            <text:p>1,03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370" calcext:value-type="float">
            <text:p>3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9" calcext:value-type="float">
            <text:p><text:s text:c="7"/>－99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03" calcext:value-type="float">
            <text:p>1,70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432" calcext:value-type="float">
            <text:p>43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367" calcext:value-type="float">
            <text:p><text:s text:c="7"/>－36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186" calcext:value-type="float">
            <text:p>1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89" calcext:value-type="float">
            <text:p><text:s text:c="7"/>－189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7" calcext:value-type="float">
            <text:p>90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246" calcext:value-type="float">
            <text:p>2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78" calcext:value-type="float">
            <text:p><text:s text:c="7"/>－17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237" calcext:value-type="float">
            <text:p>2,23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658" calcext:value-type="float">
            <text:p>2,658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421" calcext:value-type="float">
            <text:p><text:s text:c="7"/>－42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43" calcext:value-type="float">
            <text:p><text:s text:c="7"/>－14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217" calcext:value-type="float">
            <text:p>1,21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95" calcext:value-type="float">
            <text:p>1,49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669" calcext:value-type="float">
            <text:p>66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-278" calcext:value-type="float">
            <text:p><text:s text:c="7"/>－27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2" calcext:value-type="float">
            <text:p>8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-135" calcext:value-type="float">
            <text:p><text:s text:c="7"/>－13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08" calcext:value-type="float">
            <text:p>1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63" office:value-type="float" office:value="-65" calcext:value-type="float">
            <text:p><text:s text:c="7"/>－6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6" calcext:value-type="float">
            <text:p>1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0" calcext:value-type="float">
            <text:p><text:s text:c="7"/>－7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9" calcext:value-type="float">
            <text:p>1,44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80" calcext:value-type="float">
            <text:p><text:s text:c="7"/>－8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326" calcext:value-type="float">
            <text:p>3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3" calcext:value-type="float">
            <text:p><text:s text:c="7"/>－5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7" calcext:value-type="float">
            <text:p><text:s text:c="7"/>－2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22" calcext:value-type="float">
            <text:p>2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54" calcext:value-type="float">
            <text:p><text:s text:c="7"/>－5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2" calcext:value-type="float">
            <text:p><text:s text:c="7"/>－3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2" calcext:value-type="float">
            <text:p><text:s text:c="7"/>－2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-245" calcext:value-type="float">
            <text:p><text:s text:c="7"/>－24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110" calcext:value-type="float">
            <text:p><text:s text:c="7"/>－11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293" calcext:value-type="float">
            <text:p>2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5" calcext:value-type="float">
            <text:p><text:s text:c="7"/>－13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94" calcext:value-type="float">
            <text:p>9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8" calcext:value-type="float">
            <text:p>668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2" table:style-name="ce41" office:value-type="float" office:value="46" calcext:value-type="float">
            <text:p>4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63" calcext:value-type="float">
            <text:p>2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54" calcext:value-type="float">
            <text:p>54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253" calcext:value-type="float">
            <text:p>25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60" calcext:value-type="float">
            <text:p><text:s text:c="7"/>－6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06" calcext:value-type="float">
            <text:p>10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8" calcext:value-type="float">
            <text:p><text:s text:c="7"/>－28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47" calcext:value-type="float">
            <text:p>1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2" calcext:value-type="float">
            <text:p><text:s text:c="7"/>－32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7" office:value-type="string" calcext:value-type="string">
            <text:p>計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70" calcext:value-type="float">
            <text:p>17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1" calcext:value-type="float">
            <text:p>1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04" calcext:value-type="float">
            <text:p>204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84" calcext:value-type="float">
            <text:p>8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2" table:style-name="ce41" office:value-type="float" office:value="12" calcext:value-type="float">
            <text:p>12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8" calcext:value-type="float">
            <text:p>68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36" calcext:value-type="float">
            <text:p>136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56" calcext:value-type="float">
            <text:p>15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4" calcext:value-type="float">
            <text:p>1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32" calcext:value-type="float">
            <text:p>23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83" calcext:value-type="float">
            <text:p>8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49" calcext:value-type="float">
            <text:p>149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-28" calcext:value-type="float">
            <text:p><text:s text:c="7"/>－2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0" office:value-type="float" office:value="-15" calcext:value-type="float">
            <text:p><text:s text:c="7"/>－15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1" office:value-type="float" office:value="-13" calcext:value-type="float">
            <text:p><text:s text:c="7"/>－13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0年3月7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10遷徙.$A$1" table:cell-range-address="$10遷徙.$A$1:.$AE$82" table:range-usable-as="print-range"/>
          <table:named-range table:name="Excel_BuiltIn_Print_Titles" table:base-cell-address="$10遷徙.$A$1" table:cell-range-address="$10遷徙.$A$1:.$AMJ$6" table:range-usable-as="repeat-column repeat-row"/>
          <table:named-range table:name="Excel_BuiltIn__FilterDatabase" table:base-cell-address="$10遷徙.$A$1" table:cell-range-address="$10遷徙.$A$1:.$AE$82"/>
          <table:named-range table:name="Print_Area_MI" table:base-cell-address="$10遷徙.$A$1" table:cell-range-address="$10遷徙.$A$3:.$T$12"/>
        </table:named-expressions>
      </table:table>
      <table:named-expressions>
        <table:named-expression table:name="Excel_BuiltIn_Print_Area" table:base-cell-address="$10遷徙.$A$1" table:expression="['file:///C:/Documents%20and%20Settings/Administrator/%E6%A1%8C%E9%9D%A2/%E8%8B%97%E6%A0%97.xls'#$''.$V$7:.$AW$43]"/>
        <table:named-expression table:name="NAME" table:base-cell-address="$10遷徙.$A$1" table:expression="['file:///C:/Documents%20and%20Settings/Administrator/%E6%A1%8C%E9%9D%A2/%E8%8B%97%E6%A0%97.xls'#$''.$BZ$11:.$CA$39]"/>
        <table:named-expression table:name="PRINT_AREA_MI" table:base-cell-address="$10遷徙.$A$1" table:expression="['file:///C:/Documents%20and%20Settings/Administrator/%E6%A1%8C%E9%9D%A2/%E8%8B%97%E6%A0%97.xls'#$''.$V$7:.$AW$43]"/>
        <table:named-expression table:name="P_1" table:base-cell-address="$10遷徙.$A$1" table:expression="['file:///C:/Documents%20and%20Settings/Administrator/%E6%A1%8C%E9%9D%A2/%E8%8B%97%E6%A0%97.xls'#$''.$A$7:.$U$40]"/>
        <table:named-expression table:name="P_11" table:base-cell-address="$10遷徙.$A$1" table:expression="['file:///C:/Documents%20and%20Settings/Administrator/%E6%A1%8C%E9%9D%A2/%E8%8B%97%E6%A0%97.xls'#$''.$A$87:.$M$119]"/>
        <table:named-expression table:name="P_2" table:base-cell-address="$10遷徙.$A$1" table:expression="['file:///C:/Documents%20and%20Settings/Administrator/%E6%A1%8C%E9%9D%A2/%E8%8B%97%E6%A0%97.xls'#$''.$V$7:.$AW$43]"/>
        <table:named-expression table:name="_a" table:base-cell-address="$10遷徙.$A$1" table:expression="['file:///C:/Documents%20and%20Settings/Administrator/%E6%A1%8C%E9%9D%A2/%E8%8B%97%E6%A0%97.xls'#$''.$B$80]"/>
        <table:named-expression table:name="_b" table:base-cell-address="$10遷徙.$A$1" table:expression="['file:///C:/Documents%20and%20Settings/Administrator/%E6%A1%8C%E9%9D%A2/%E8%8B%97%E6%A0%97.xls'#$''.$B$40]"/>
        <table:named-range table:name="_Fill" table:base-cell-address="$10遷徙.$A$1" table:cell-range-address="#REF!"/>
        <table:named-range table:name="出生" table:base-cell-address="$10遷徙.$A$1" table:cell-range-address="#REF!"/>
        <table:named-range table:name="月底人口數" table:base-cell-address="$10遷徙.$A$1" table:cell-range-address="#REF!"/>
        <table:named-range table:name="死亡" table:base-cell-address="$10遷徙.$A$1" table:cell-range-address="#REF!"/>
        <table:named-range table:name="結婚" table:base-cell-address="$10遷徙.$A$1" table:cell-range-address="#REF!"/>
        <table:named-range table:name="鄰數戶數" table:base-cell-address="$10遷徙.$A$1" table:cell-range-address="#REF!"/>
        <table:named-range table:name="離婚" table:base-cell-address="$10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遷徙" style:display-name="PageStyle_10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29:06</meta:creation-date>
    <dc:creator>user</dc:creator>
    <dc:date>2011-03-07T16:29:50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